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5000b"/>
    </style:style>
    <style:style style:name="ce2" style:family="table-cell" style:parent-style-name="Default">
      <style:table-cell-properties fo:background-color="#579d1c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0084d1"/>
    </style:style>
    <style:style style:name="ce5" style:family="table-cell" style:parent-style-name="Default" style:data-style-name="N61">
      <style:table-cell-properties fo:background-color="#c5000b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ticle</text:p>
          </table:table-cell>
          <table:table-cell/>
          <table:table-cell office:value-type="string" calcext:value-type="string">
            <text:p>Full Width (MeV)</text:p>
          </table:table-cell>
          <table:table-cell office:value-type="string" calcext:value-type="string">
            <text:p>FW Min (MeV)</text:p>
          </table:table-cell>
          <table:table-cell office:value-type="string" calcext:value-type="string">
            <text:p>FW Max (MeV)</text:p>
          </table:table-cell>
          <table:table-cell/>
          <table:table-cell office:value-type="string" calcext:value-type="string">
            <text:p>Particle</text:p>
          </table:table-cell>
          <table:table-cell table:style-name="Default" office:value-type="string" calcext:value-type="string">
            <text:p>Decay Length (fm)</text:p>
          </table:table-cell>
          <table:table-cell office:value-type="string" calcext:value-type="string">
            <text:p>DL Min (fm)</text:p>
          </table:table-cell>
          <table:table-cell office:value-type="string" calcext:value-type="string">
            <text:p>DL Max (fm)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table:number-columns-repeated="5"/>
          <table:table-cell office:value-type="string" calcext:value-type="string">
            <text:p>Sigm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g(1385)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Sig(1385)</text:p>
          </table:table-cell>
          <table:table-cell table:style-name="ce1" table:formula="of:=197.32697/[.C4]" office:value-type="float" office:value="5.33316135135135" calcext:value-type="float">
            <text:p>5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(166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ig(1660)</text:p>
          </table:table-cell>
          <table:table-cell table:formula="of:=197.32697/[.C5]" office:value-type="float" office:value="1.9732697" calcext:value-type="float">
            <text:p>1.97</text:p>
          </table:table-cell>
          <table:table-cell table:formula="of:=197.32697/[.E5]" office:value-type="float" office:value="0.98663485" calcext:value-type="float">
            <text:p>0.99</text:p>
          </table:table-cell>
          <table:table-cell table:formula="of:=197.32697/[.D5]" office:value-type="float" office:value="4.93317425" calcext:value-type="float">
            <text:p>4.93</text:p>
          </table:table-cell>
        </table:table-row>
        <table:table-row table:style-name="ro1">
          <table:table-cell office:value-type="string" calcext:value-type="string">
            <text:p>Sig(1670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ig(1670)</text:p>
          </table:table-cell>
          <table:table-cell table:style-name="ce3" table:formula="of:=197.32697/[.C6]" office:value-type="float" office:value="3.28878283333333" calcext:value-type="float">
            <text:p>3.29</text:p>
          </table:table-cell>
          <table:table-cell table:formula="of:=197.32697/[.E6]" office:value-type="float" office:value="2.466587125" calcext:value-type="float">
            <text:p>2.47</text:p>
          </table:table-cell>
          <table:table-cell table:formula="of:=197.32697/[.D6]" office:value-type="float" office:value="4.93317425" calcext:value-type="float">
            <text:p>4.93</text:p>
          </table:table-cell>
        </table:table-row>
        <table:table-row table:style-name="ro1">
          <table:table-cell office:value-type="string" calcext:value-type="string">
            <text:p>Sig(1750)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Sig(1750)</text:p>
          </table:table-cell>
          <table:table-cell table:formula="of:=197.32697/[.C7]" office:value-type="float" office:value="2.19252188888889" calcext:value-type="float">
            <text:p>2.19</text:p>
          </table:table-cell>
          <table:table-cell table:formula="of:=197.32697/[.E7]" office:value-type="float" office:value="1.2332935625" calcext:value-type="float">
            <text:p>1.23</text:p>
          </table:table-cell>
          <table:table-cell table:formula="of:=197.32697/[.D7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Sig(1775)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Sig(1775)</text:p>
          </table:table-cell>
          <table:table-cell table:formula="of:=197.32697/[.C8]" office:value-type="float" office:value="1.64439141666667" calcext:value-type="float">
            <text:p>1.64</text:p>
          </table:table-cell>
          <table:table-cell table:formula="of:=197.32697/[.E8]" office:value-type="float" office:value="1.46168125925926" calcext:value-type="float">
            <text:p>1.46</text:p>
          </table:table-cell>
          <table:table-cell table:formula="of:=197.32697/[.D8]" office:value-type="float" office:value="1.87930447619048" calcext:value-type="float">
            <text:p>1.88</text:p>
          </table:table-cell>
        </table:table-row>
        <table:table-row table:style-name="ro1">
          <table:table-cell office:value-type="string" calcext:value-type="string">
            <text:p>Sig(1915)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Sig(1915)</text:p>
          </table:table-cell>
          <table:table-cell table:formula="of:=197.32697/[.C9]" office:value-type="float" office:value="1.64439141666667" calcext:value-type="float">
            <text:p>1.64</text:p>
          </table:table-cell>
          <table:table-cell table:formula="of:=197.32697/[.E9]" office:value-type="float" office:value="1.2332935625" calcext:value-type="float">
            <text:p>1.23</text:p>
          </table:table-cell>
          <table:table-cell table:formula="of:=197.32697/[.D9]" office:value-type="float" office:value="2.466587125" calcext:value-type="float">
            <text:p>2.47</text:p>
          </table:table-cell>
        </table:table-row>
        <table:table-row table:style-name="ro1">
          <table:table-cell office:value-type="string" calcext:value-type="string">
            <text:p>Sig(1940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ig(1940)</text:p>
          </table:table-cell>
          <table:table-cell table:style-name="ce4" table:formula="of:=197.32697/[.C10]" office:value-type="float" office:value="0.896940772727273" calcext:value-type="float">
            <text:p>0.9</text:p>
          </table:table-cell>
          <table:table-cell table:formula="of:=197.32697/[.E10]" office:value-type="float" office:value="0.657756566666667" calcext:value-type="float">
            <text:p>0.66</text:p>
          </table:table-cell>
          <table:table-cell table:formula="of:=197.32697/[.D10]" office:value-type="float" office:value="1.31551313333333" calcext:value-type="float">
            <text:p>1.32</text:p>
          </table:table-cell>
        </table:table-row>
        <table:table-row table:style-name="ro1">
          <table:table-cell office:value-type="string" calcext:value-type="string">
            <text:p>Sig(2030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ig(2030)</text:p>
          </table:table-cell>
          <table:table-cell table:formula="of:=197.32697/[.C11]" office:value-type="float" office:value="1.09626094444444" calcext:value-type="float">
            <text:p>1.1</text:p>
          </table:table-cell>
          <table:table-cell table:formula="of:=197.32697/[.E11]" office:value-type="float" office:value="0.98663485" calcext:value-type="float">
            <text:p>0.99</text:p>
          </table:table-cell>
          <table:table-cell table:formula="of:=197.32697/[.D11]" office:value-type="float" office:value="1.31551313333333" calcext:value-type="float">
            <text:p>1.32</text:p>
          </table:table-cell>
        </table:table-row>
        <table:table-row table:style-name="ro1">
          <table:table-cell office:value-type="string" calcext:value-type="string">
            <text:p>Sig(225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ig(2250)</text:p>
          </table:table-cell>
          <table:table-cell table:formula="of:=197.32697/[.C12]" office:value-type="float" office:value="1.9732697" calcext:value-type="float">
            <text:p>1.97</text:p>
          </table:table-cell>
          <table:table-cell table:formula="of:=197.32697/[.E12]" office:value-type="float" office:value="1.31551313333333" calcext:value-type="float">
            <text:p>1.32</text:p>
          </table:table-cell>
          <table:table-cell table:formula="of:=197.32697/[.D12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Sig(1189)</text:p>
          </table:table-cell>
          <table:table-cell table:number-columns-repeated="6"/>
          <table:table-cell table:style-name="ce5" office:value-type="float" office:value="24040000000000" calcext:value-type="float">
            <text:p>2.40E+13</text:p>
          </table:table-cell>
          <table:table-cell table:style-name="ce6"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5"/>
          <table:table-cell office:value-type="string" calcext:value-type="string">
            <text:p>Lambd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m(1520)</text:p>
          </table:table-cell>
          <table:table-cell/>
          <table:table-cell office:value-type="float" office:value="15.6" calcext:value-type="float">
            <text:p>15.6</text:p>
          </table:table-cell>
          <table:table-cell table:number-columns-repeated="3"/>
          <table:table-cell office:value-type="string" calcext:value-type="string">
            <text:p>Lam(1520)</text:p>
          </table:table-cell>
          <table:table-cell table:style-name="ce1" table:formula="of:=197.32697/[.C16]" office:value-type="float" office:value="12.6491647435897" calcext:value-type="float">
            <text:p>12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(1600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Lam(1600)</text:p>
          </table:table-cell>
          <table:table-cell table:formula="of:=197.32697/[.C17]" office:value-type="float" office:value="1.31551313333333" calcext:value-type="float">
            <text:p>1.32</text:p>
          </table:table-cell>
          <table:table-cell table:formula="of:=197.32697/[.E17]" office:value-type="float" office:value="0.78930788" calcext:value-type="float">
            <text:p>0.79</text:p>
          </table:table-cell>
          <table:table-cell table:formula="of:=197.32697/[.D17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Lam(1670)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am(1670)</text:p>
          </table:table-cell>
          <table:table-cell table:style-name="ce1" table:formula="of:=197.32697/[.C18]" office:value-type="float" office:value="5.63791342857143" calcext:value-type="float">
            <text:p>5.64</text:p>
          </table:table-cell>
          <table:table-cell table:formula="of:=197.32697/[.E18]" office:value-type="float" office:value="3.9465394" calcext:value-type="float">
            <text:p>3.95</text:p>
          </table:table-cell>
          <table:table-cell table:formula="of:=197.32697/[.D18]" office:value-type="float" office:value="7.8930788" calcext:value-type="float">
            <text:p>7.89</text:p>
          </table:table-cell>
        </table:table-row>
        <table:table-row table:style-name="ro1">
          <table:table-cell office:value-type="string" calcext:value-type="string">
            <text:p>Lam(1690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am(1690)</text:p>
          </table:table-cell>
          <table:table-cell table:style-name="ce3" table:formula="of:=197.32697/[.C19]" office:value-type="float" office:value="3.28878283333333" calcext:value-type="float">
            <text:p>3.29</text:p>
          </table:table-cell>
          <table:table-cell table:formula="of:=197.32697/[.E19]" office:value-type="float" office:value="2.81895671428571" calcext:value-type="float">
            <text:p>2.82</text:p>
          </table:table-cell>
          <table:table-cell table:formula="of:=197.32697/[.D19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Lam(1800)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m(1800)</text:p>
          </table:table-cell>
          <table:table-cell table:style-name="ce4" table:formula="of:=197.32697/[.C20]" office:value-type="float" office:value="0.657756566666667" calcext:value-type="float">
            <text:p>0.66</text:p>
          </table:table-cell>
          <table:table-cell table:formula="of:=197.32697/[.E20]" office:value-type="float" office:value="0.493317425" calcext:value-type="float">
            <text:p>0.49</text:p>
          </table:table-cell>
          <table:table-cell table:formula="of:=197.32697/[.D20]" office:value-type="float" office:value="0.98663485" calcext:value-type="float">
            <text:p>0.99</text:p>
          </table:table-cell>
        </table:table-row>
        <table:table-row table:style-name="ro1">
          <table:table-cell office:value-type="string" calcext:value-type="string">
            <text:p>Lam(1810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Lam(1810)</text:p>
          </table:table-cell>
          <table:table-cell table:formula="of:=197.32697/[.C21]" office:value-type="float" office:value="1.31551313333333" calcext:value-type="float">
            <text:p>1.32</text:p>
          </table:table-cell>
          <table:table-cell table:formula="of:=197.32697/[.E21]" office:value-type="float" office:value="0.78930788" calcext:value-type="float">
            <text:p>0.79</text:p>
          </table:table-cell>
          <table:table-cell table:formula="of:=197.32697/[.D21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Lam(1820)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Lam(1820)</text:p>
          </table:table-cell>
          <table:table-cell table:formula="of:=197.32697/[.C22]" office:value-type="float" office:value="2.466587125" calcext:value-type="float">
            <text:p>2.47</text:p>
          </table:table-cell>
          <table:table-cell table:formula="of:=197.32697/[.E22]" office:value-type="float" office:value="2.19252188888889" calcext:value-type="float">
            <text:p>2.19</text:p>
          </table:table-cell>
          <table:table-cell table:formula="of:=197.32697/[.D22]" office:value-type="float" office:value="2.81895671428571" calcext:value-type="float">
            <text:p>2.82</text:p>
          </table:table-cell>
        </table:table-row>
        <table:table-row table:style-name="ro1">
          <table:table-cell office:value-type="string" calcext:value-type="string">
            <text:p>Lam(1830)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Lam(1830)</text:p>
          </table:table-cell>
          <table:table-cell table:formula="of:=197.32697/[.C23]" office:value-type="float" office:value="2.077126" calcext:value-type="float">
            <text:p>2.08</text:p>
          </table:table-cell>
          <table:table-cell table:formula="of:=197.32697/[.E23]" office:value-type="float" office:value="1.79388154545455" calcext:value-type="float">
            <text:p>1.79</text:p>
          </table:table-cell>
          <table:table-cell table:formula="of:=197.32697/[.D23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Lam(189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am(1890)</text:p>
          </table:table-cell>
          <table:table-cell table:formula="of:=197.32697/[.C24]" office:value-type="float" office:value="1.9732697" calcext:value-type="float">
            <text:p>1.97</text:p>
          </table:table-cell>
          <table:table-cell table:formula="of:=197.32697/[.E24]" office:value-type="float" office:value="0.98663485" calcext:value-type="float">
            <text:p>0.99</text:p>
          </table:table-cell>
          <table:table-cell table:formula="of:=197.32697/[.D24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Lam(2100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Lam(2100)</text:p>
          </table:table-cell>
          <table:table-cell table:style-name="ce4" table:formula="of:=197.32697/[.C25]" office:value-type="float" office:value="0.98663485" calcext:value-type="float">
            <text:p>0.99</text:p>
          </table:table-cell>
          <table:table-cell table:formula="of:=197.32697/[.E25]" office:value-type="float" office:value="0.78930788" calcext:value-type="float">
            <text:p>0.79</text:p>
          </table:table-cell>
          <table:table-cell table:formula="of:=197.32697/[.D25]" office:value-type="float" office:value="1.9732697" calcext:value-type="float">
            <text:p>1.97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scade</text:p>
          </table:table-cell>
          <table:table-cell table:number-columns-repeated="5"/>
          <table:table-cell office:value-type="string" calcext:value-type="string">
            <text:p>Cascad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i(1690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Xi(1690)</text:p>
          </table:table-cell>
          <table:table-cell table:style-name="ce1" table:formula="of:=197.32697/[.C28]" office:value-type="float" office:value="6.57756566666667" calcext:value-type="float">
            <text:p>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1820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Xi(1820)</text:p>
          </table:table-cell>
          <table:table-cell table:style-name="ce1" table:formula="of:=197.32697/[.C29]" office:value-type="float" office:value="8.22195708333333" calcext:value-type="float">
            <text:p>8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1950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Xi(1950)</text:p>
          </table:table-cell>
          <table:table-cell table:style-name="ce3" table:formula="of:=197.32697/[.C30]" office:value-type="float" office:value="3.28878283333333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2030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Xi(2030)</text:p>
          </table:table-cell>
          <table:table-cell table:style-name="ce1" table:formula="of:=197.32697/[.C31]" office:value-type="float" office:value="9.8663485" calcext:value-type="float">
            <text:p>9.8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mega</text:p>
          </table:table-cell>
          <table:table-cell table:number-columns-repeated="5"/>
          <table:table-cell office:value-type="string" calcext:value-type="string">
            <text:p>Omeg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mega(2250)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Omega(2250)</text:p>
          </table:table-cell>
          <table:table-cell table:style-name="ce3" table:formula="of:=197.32697/[.C34]" office:value-type="float" office:value="3.58776309090909" calcext:value-type="float">
            <text:p>3.5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utron</text:p>
          </table:table-cell>
          <table:table-cell table:number-columns-repeated="5"/>
          <table:table-cell office:value-type="string" calcext:value-type="string">
            <text:p>Neutr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(1440)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N(1440)</text:p>
          </table:table-cell>
          <table:table-cell table:style-name="ce4" table:formula="of:=197.32697/[.C37]" office:value-type="float" office:value="0.563791342857143" calcext:value-type="float">
            <text:p>0.56</text:p>
          </table:table-cell>
          <table:table-cell table:style-name="ce6" table:formula="of:=197.32697/[.E37]" office:value-type="float" office:value="0.438504377777778" calcext:value-type="float">
            <text:p>0.44</text:p>
          </table:table-cell>
          <table:table-cell table:style-name="ce6" table:formula="of:=197.32697/[.D37]" office:value-type="float" office:value="0.78930788" calcext:value-type="float">
            <text:p>0.79</text:p>
          </table:table-cell>
        </table:table-row>
        <table:table-row table:style-name="ro1">
          <table:table-cell office:value-type="string" calcext:value-type="string">
            <text:p>N(1520)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N(1520)</text:p>
          </table:table-cell>
          <table:table-cell table:formula="of:=197.32697/[.C38]" office:value-type="float" office:value="1.71588669565217" calcext:value-type="float">
            <text:p>1.72</text:p>
          </table:table-cell>
          <table:table-cell table:style-name="ce6" table:formula="of:=197.32697/[.E38]" office:value-type="float" office:value="1.57861576" calcext:value-type="float">
            <text:p>1.58</text:p>
          </table:table-cell>
          <table:table-cell table:style-name="ce6" table:formula="of:=197.32697/[.D38]" office:value-type="float" office:value="1.9732697" calcext:value-type="float">
            <text:p>1.97</text:p>
          </table:table-cell>
        </table:table-row>
        <table:table-row table:style-name="ro1">
          <table:table-cell office:value-type="string" calcext:value-type="string">
            <text:p>N(1535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N(1535)</text:p>
          </table:table-cell>
          <table:table-cell table:formula="of:=197.32697/[.C39]" office:value-type="float" office:value="1.31551313333333" calcext:value-type="float">
            <text:p>1.32</text:p>
          </table:table-cell>
          <table:table-cell table:style-name="ce6" table:formula="of:=197.32697/[.E39]" office:value-type="float" office:value="1.12758268571429" calcext:value-type="float">
            <text:p>1.13</text:p>
          </table:table-cell>
          <table:table-cell table:style-name="ce6" table:formula="of:=197.32697/[.D39]" office:value-type="float" office:value="1.57861576" calcext:value-type="float">
            <text:p>1.58</text:p>
          </table:table-cell>
        </table:table-row>
        <table:table-row table:style-name="ro1">
          <table:table-cell office:value-type="string" calcext:value-type="string">
            <text:p>N(1650)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N(1650)</text:p>
          </table:table-cell>
          <table:table-cell table:formula="of:=197.32697/[.C40]" office:value-type="float" office:value="1.40947835714286" calcext:value-type="float">
            <text:p>1.41</text:p>
          </table:table-cell>
          <table:table-cell table:formula="of:=197.32697/[.E40]" office:value-type="float" office:value="1.16074688235294" calcext:value-type="float">
            <text:p>1.16</text:p>
          </table:table-cell>
          <table:table-cell table:formula="of:=197.32697/[.D40]" office:value-type="float" office:value="1.79388154545455" calcext:value-type="float">
            <text:p>1.79</text:p>
          </table:table-cell>
        </table:table-row>
        <table:table-row table:style-name="ro1">
          <table:table-cell office:value-type="string" calcext:value-type="string">
            <text:p>N(1675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N(1675)</text:p>
          </table:table-cell>
          <table:table-cell table:formula="of:=197.32697/[.C41]" office:value-type="float" office:value="1.31551313333333" calcext:value-type="float">
            <text:p>1.32</text:p>
          </table:table-cell>
          <table:table-cell table:style-name="ce6" table:formula="of:=197.32697/[.E41]" office:value-type="float" office:value="1.19592103030303" calcext:value-type="float">
            <text:p>1.2</text:p>
          </table:table-cell>
          <table:table-cell table:style-name="ce6" table:formula="of:=197.32697/[.D41]" office:value-type="float" office:value="1.51789976923077" calcext:value-type="float">
            <text:p>1.52</text:p>
          </table:table-cell>
        </table:table-row>
        <table:table-row table:style-name="ro1">
          <table:table-cell office:value-type="string" calcext:value-type="string">
            <text:p>N(1680)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N(1680)</text:p>
          </table:table-cell>
          <table:table-cell table:formula="of:=197.32697/[.C42]" office:value-type="float" office:value="1.51789976923077" calcext:value-type="float">
            <text:p>1.52</text:p>
          </table:table-cell>
          <table:table-cell table:style-name="ce6" table:formula="of:=197.32697/[.E42]" office:value-type="float" office:value="1.40947835714286" calcext:value-type="float">
            <text:p>1.41</text:p>
          </table:table-cell>
          <table:table-cell table:style-name="ce6" table:formula="of:=197.32697/[.D42]" office:value-type="float" office:value="1.64439141666667" calcext:value-type="float">
            <text:p>1.64</text:p>
          </table:table-cell>
        </table:table-row>
        <table:table-row table:style-name="ro1">
          <table:table-cell office:value-type="string" calcext:value-type="string">
            <text:p>N(1700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N(1700)</text:p>
          </table:table-cell>
          <table:table-cell table:formula="of:=197.32697/[.C43]" office:value-type="float" office:value="1.31551313333333" calcext:value-type="float">
            <text:p>1.32</text:p>
          </table:table-cell>
          <table:table-cell table:style-name="ce6" table:formula="of:=197.32697/[.E43]" office:value-type="float" office:value="0.78930788" calcext:value-type="float">
            <text:p>0.79</text:p>
          </table:table-cell>
          <table:table-cell table:style-name="ce6" table:formula="of:=197.32697/[.D43]" office:value-type="float" office:value="1.9732697" calcext:value-type="float">
            <text:p>1.97</text:p>
          </table:table-cell>
        </table:table-row>
        <table:table-row table:style-name="ro1">
          <table:table-cell office:value-type="string" calcext:value-type="string">
            <text:p>N(171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N(1710)</text:p>
          </table:table-cell>
          <table:table-cell table:formula="of:=197.32697/[.C44]" office:value-type="float" office:value="1.9732697" calcext:value-type="float">
            <text:p>1.97</text:p>
          </table:table-cell>
          <table:table-cell table:formula="of:=197.32697/[.E44]" office:value-type="float" office:value="0.78930788" calcext:value-type="float">
            <text:p>0.79</text:p>
          </table:table-cell>
          <table:table-cell table:formula="of:=197.32697/[.D44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N(1720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(1720)</text:p>
          </table:table-cell>
          <table:table-cell table:style-name="ce4" table:formula="of:=197.32697/[.C45]" office:value-type="float" office:value="0.78930788" calcext:value-type="float">
            <text:p>0.79</text:p>
          </table:table-cell>
          <table:table-cell table:formula="of:=197.32697/[.E45]" office:value-type="float" office:value="0.493317425" calcext:value-type="float">
            <text:p>0.49</text:p>
          </table:table-cell>
          <table:table-cell table:formula="of:=197.32697/[.D45]" office:value-type="float" office:value="1.31551313333333" calcext:value-type="float">
            <text:p>1.32</text:p>
          </table:table-cell>
        </table:table-row>
        <table:table-row table:style-name="ro1">
          <table:table-cell office:value-type="string" calcext:value-type="string">
            <text:p>N(2190)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N(2190)</text:p>
          </table:table-cell>
          <table:table-cell table:style-name="ce4" table:formula="of:=197.32697/[.C46]" office:value-type="float" office:value="0.39465394" calcext:value-type="float">
            <text:p>0.39</text:p>
          </table:table-cell>
          <table:table-cell table:style-name="ce6" table:formula="of:=197.32697/[.E46]" office:value-type="float" office:value="0.281895671428571" calcext:value-type="float">
            <text:p>0.28</text:p>
          </table:table-cell>
          <table:table-cell table:style-name="ce6" table:formula="of:=197.32697/[.D46]" office:value-type="float" office:value="0.657756566666667" calcext:value-type="float">
            <text:p>0.66</text:p>
          </table:table-cell>
        </table:table-row>
        <table:table-row table:style-name="ro1">
          <table:table-cell office:value-type="string" calcext:value-type="string">
            <text:p>N(2250)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N(2250)</text:p>
          </table:table-cell>
          <table:table-cell table:style-name="ce4" table:formula="of:=197.32697/[.C47]" office:value-type="float" office:value="0.39465394" calcext:value-type="float">
            <text:p>0.39</text:p>
          </table:table-cell>
          <table:table-cell table:style-name="ce6" table:formula="of:=197.32697/[.E47]" office:value-type="float" office:value="0.328878283333333" calcext:value-type="float">
            <text:p>0.33</text:p>
          </table:table-cell>
          <table:table-cell table:style-name="ce6" table:formula="of:=197.32697/[.D47]" office:value-type="float" office:value="0.657756566666667" calcext:value-type="float">
            <text:p>0.66</text:p>
          </table:table-cell>
        </table:table-row>
        <table:table-row table:style-name="ro1">
          <table:table-cell office:value-type="string" calcext:value-type="string">
            <text:p>N(2600)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N(2600)</text:p>
          </table:table-cell>
          <table:table-cell table:style-name="ce4" table:formula="of:=197.32697/[.C48]" office:value-type="float" office:value="0.303579953846154" calcext:value-type="float">
            <text:p>0.3</text:p>
          </table:table-cell>
          <table:table-cell table:style-name="ce6" table:formula="of:=197.32697/[.E48]" office:value-type="float" office:value="0.2466587125" calcext:value-type="float">
            <text:p>0.25</text:p>
          </table:table-cell>
          <table:table-cell table:style-name="ce6" table:formula="of:=197.32697/[.D48]" office:value-type="float" office:value="0.39465394" calcext:value-type="float">
            <text:p>0.39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5"/>
          <table:table-cell office:value-type="string" calcext:value-type="string">
            <text:p>Delt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lta(1232)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Delta(1232)</text:p>
          </table:table-cell>
          <table:table-cell table:formula="of:=197.32697/[.C51]" office:value-type="float" office:value="1.71588669565217" calcext:value-type="float">
            <text:p>1.72</text:p>
          </table:table-cell>
          <table:table-cell table:style-name="ce6" table:formula="of:=197.32697/[.E51]" office:value-type="float" office:value="1.57861576" calcext:value-type="float">
            <text:p>1.58</text:p>
          </table:table-cell>
          <table:table-cell table:style-name="ce6" table:formula="of:=197.32697/[.D51]" office:value-type="float" office:value="1.9732697" calcext:value-type="float">
            <text:p>1.97</text:p>
          </table:table-cell>
        </table:table-row>
        <table:table-row table:style-name="ro1">
          <table:table-cell office:value-type="string" calcext:value-type="string">
            <text:p>Delta(1600)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Delta(1600)</text:p>
          </table:table-cell>
          <table:table-cell table:style-name="ce4" table:formula="of:=197.32697/[.C52]" office:value-type="float" office:value="0.61664678125" calcext:value-type="float">
            <text:p>0.62</text:p>
          </table:table-cell>
          <table:table-cell table:style-name="ce6" table:formula="of:=197.32697/[.E52]" office:value-type="float" office:value="0.469826119047619" calcext:value-type="float">
            <text:p>0.47</text:p>
          </table:table-cell>
          <table:table-cell table:style-name="ce6" table:formula="of:=197.32697/[.D52]" office:value-type="float" office:value="0.896940772727273" calcext:value-type="float">
            <text:p>0.9</text:p>
          </table:table-cell>
        </table:table-row>
        <table:table-row table:style-name="ro1">
          <table:table-cell office:value-type="string" calcext:value-type="string">
            <text:p>Delta(1620)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Delta(1620)</text:p>
          </table:table-cell>
          <table:table-cell table:formula="of:=197.32697/[.C53]" office:value-type="float" office:value="1.40947835714286" calcext:value-type="float">
            <text:p>1.41</text:p>
          </table:table-cell>
          <table:table-cell table:style-name="ce6" table:formula="of:=197.32697/[.E53]" office:value-type="float" office:value="1.31551313333333" calcext:value-type="float">
            <text:p>1.32</text:p>
          </table:table-cell>
          <table:table-cell table:style-name="ce6" table:formula="of:=197.32697/[.D53]" office:value-type="float" office:value="1.51789976923077" calcext:value-type="float">
            <text:p>1.52</text:p>
          </table:table-cell>
        </table:table-row>
        <table:table-row table:style-name="ro1">
          <table:table-cell office:value-type="string" calcext:value-type="string">
            <text:p>Delta(1700)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Delta(1700)</text:p>
          </table:table-cell>
          <table:table-cell table:style-name="ce4" table:formula="of:=197.32697/[.C54]" office:value-type="float" office:value="0.657756566666667" calcext:value-type="float">
            <text:p>0.66</text:p>
          </table:table-cell>
          <table:table-cell table:style-name="ce6" table:formula="of:=197.32697/[.E54]" office:value-type="float" office:value="0.493317425" calcext:value-type="float">
            <text:p>0.49</text:p>
          </table:table-cell>
          <table:table-cell table:style-name="ce6" table:formula="of:=197.32697/[.D54]" office:value-type="float" office:value="0.98663485" calcext:value-type="float">
            <text:p>0.99</text:p>
          </table:table-cell>
        </table:table-row>
        <table:table-row table:style-name="ro1">
          <table:table-cell office:value-type="string" calcext:value-type="string">
            <text:p>Delta(1905)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Delta(1905)</text:p>
          </table:table-cell>
          <table:table-cell table:style-name="ce4" table:formula="of:=197.32697/[.C55]" office:value-type="float" office:value="0.597960515151515" calcext:value-type="float">
            <text:p>0.6</text:p>
          </table:table-cell>
          <table:table-cell table:style-name="ce6" table:formula="of:=197.32697/[.E55]" office:value-type="float" office:value="0.493317425" calcext:value-type="float">
            <text:p>0.49</text:p>
          </table:table-cell>
          <table:table-cell table:style-name="ce6" table:formula="of:=197.32697/[.D55]" office:value-type="float" office:value="0.73084062962963" calcext:value-type="float">
            <text:p>0.73</text:p>
          </table:table-cell>
        </table:table-row>
        <table:table-row table:style-name="ro1">
          <table:table-cell office:value-type="string" calcext:value-type="string">
            <text:p>Delta(1910)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Delta(1910)</text:p>
          </table:table-cell>
          <table:table-cell table:style-name="ce4" table:formula="of:=197.32697/[.C56]" office:value-type="float" office:value="0.704739178571429" calcext:value-type="float">
            <text:p>0.7</text:p>
          </table:table-cell>
          <table:table-cell table:style-name="ce6" table:formula="of:=197.32697/[.E56]" office:value-type="float" office:value="0.580373441176471" calcext:value-type="float">
            <text:p>0.58</text:p>
          </table:table-cell>
          <table:table-cell table:style-name="ce6" table:formula="of:=197.32697/[.D56]" office:value-type="float" office:value="0.896940772727273" calcext:value-type="float">
            <text:p>0.9</text:p>
          </table:table-cell>
        </table:table-row>
        <table:table-row table:style-name="ro1">
          <table:table-cell office:value-type="string" calcext:value-type="string">
            <text:p>Delta(1920)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Delta(1920)</text:p>
          </table:table-cell>
          <table:table-cell table:style-name="ce4" table:formula="of:=197.32697/[.C57]" office:value-type="float" office:value="0.758949884615385" calcext:value-type="float">
            <text:p>0.76</text:p>
          </table:table-cell>
          <table:table-cell table:style-name="ce6" table:formula="of:=197.32697/[.E57]" office:value-type="float" office:value="0.657756566666667" calcext:value-type="float">
            <text:p>0.66</text:p>
          </table:table-cell>
          <table:table-cell table:style-name="ce6" table:formula="of:=197.32697/[.D57]" office:value-type="float" office:value="1.09626094444444" calcext:value-type="float">
            <text:p>1.1</text:p>
          </table:table-cell>
        </table:table-row>
        <table:table-row table:style-name="ro1">
          <table:table-cell office:value-type="string" calcext:value-type="string">
            <text:p>Delta(1930)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Delta(1930)</text:p>
          </table:table-cell>
          <table:table-cell table:style-name="ce4" table:formula="of:=197.32697/[.C58]" office:value-type="float" office:value="0.548130472222222" calcext:value-type="float">
            <text:p>0.55</text:p>
          </table:table-cell>
          <table:table-cell table:style-name="ce6" table:formula="of:=197.32697/[.E58]" office:value-type="float" office:value="0.39465394" calcext:value-type="float">
            <text:p>0.39</text:p>
          </table:table-cell>
          <table:table-cell table:style-name="ce6" table:formula="of:=197.32697/[.D58]" office:value-type="float" office:value="0.896940772727273" calcext:value-type="float">
            <text:p>0.9</text:p>
          </table:table-cell>
        </table:table-row>
        <table:table-row table:style-name="ro1">
          <table:table-cell office:value-type="string" calcext:value-type="string">
            <text:p>Delta(1950)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35" calcext:value-type="float">
            <text:p>23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Delta(1950)</text:p>
          </table:table-cell>
          <table:table-cell table:style-name="ce4" table:formula="of:=197.32697/[.C59]" office:value-type="float" office:value="0.692375333333333" calcext:value-type="float">
            <text:p>0.69</text:p>
          </table:table-cell>
          <table:table-cell table:style-name="ce6" table:formula="of:=197.32697/[.E59]" office:value-type="float" office:value="0.589035731343284" calcext:value-type="float">
            <text:p>0.59</text:p>
          </table:table-cell>
          <table:table-cell table:style-name="ce6" table:formula="of:=197.32697/[.D59]" office:value-type="float" office:value="0.839689234042553" calcext:value-type="float">
            <text:p>0.84</text:p>
          </table:table-cell>
        </table:table-row>
        <table:table-row table:style-name="ro1">
          <table:table-cell office:value-type="string" calcext:value-type="string">
            <text:p>Delta(2420)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Delta(2420)</text:p>
          </table:table-cell>
          <table:table-cell table:style-name="ce4" table:formula="of:=197.32697/[.C60]" office:value-type="float" office:value="0.493317425" calcext:value-type="float">
            <text:p>0.49</text:p>
          </table:table-cell>
          <table:table-cell table:style-name="ce6" table:formula="of:=197.32697/[.E60]" office:value-type="float" office:value="0.39465394" calcext:value-type="float">
            <text:p>0.39</text:p>
          </table:table-cell>
          <table:table-cell table:style-name="ce6" table:formula="of:=197.32697/[.D60]" office:value-type="float" office:value="0.657756566666667" calcext:value-type="float">
            <text:p>0.66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oton</text:p>
          </table:table-cell>
          <table:table-cell table:number-columns-repeated="5"/>
          <table:table-cell office:value-type="string" calcext:value-type="string">
            <text:p>Prot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oton</text:p>
          </table:table-cell>
          <table:table-cell table:number-columns-repeated="5"/>
          <table:table-cell office:value-type="string" calcext:value-type="string">
            <text:p>Proton</text:p>
          </table:table-cell>
          <table:table-cell table:style-name="ce5" office:value-type="float" office:value="2E+060" calcext:value-type="float">
            <text:p>2.00E+60</text:p>
          </table:table-cell>
          <table:table-cell table:style-name="ce6"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2(1320)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office:value-type="string" calcext:value-type="string">
            <text:p>a2(1320)</text:p>
          </table:table-cell>
          <table:table-cell table:formula="of:=197.32697/[.C67]" office:value-type="float" office:value="1.84417728971963" calcext:value-type="float">
            <text:p>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(1450)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3"/>
          <table:table-cell office:value-type="string" calcext:value-type="string">
            <text:p>a0(1450)</text:p>
          </table:table-cell>
          <table:table-cell table:style-name="ce4" table:formula="of:=197.32697/[.C68]" office:value-type="float" office:value="0.744630075471698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(2040)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3"/>
          <table:table-cell office:value-type="string" calcext:value-type="string">
            <text:p>a4(2040)</text:p>
          </table:table-cell>
          <table:table-cell table:style-name="ce4" table:formula="of:=197.32697/[.C69]" office:value-type="float" office:value="0.767809221789883" calcext:value-type="float">
            <text:p>0.7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hi</text:p>
          </table:table-cell>
          <table:table-cell table:number-columns-repeated="5"/>
          <table:table-cell office:value-type="string" calcext:value-type="string">
            <text:p>phi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hi(1020)</text:p>
          </table:table-cell>
          <table:table-cell/>
          <table:table-cell office:value-type="float" office:value="4.266" calcext:value-type="float">
            <text:p>4.27</text:p>
          </table:table-cell>
          <table:table-cell table:number-columns-repeated="3"/>
          <table:table-cell office:value-type="string" calcext:value-type="string">
            <text:p>phi(1020)</text:p>
          </table:table-cell>
          <table:table-cell table:style-name="ce1" table:formula="of:=197.32697/[.C72]" office:value-type="float" office:value="46.2557360525082" calcext:value-type="float">
            <text:p>46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(1680)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phi(1680)</text:p>
          </table:table-cell>
          <table:table-cell table:formula="of:=197.32697/[.C73]" office:value-type="float" office:value="1.31551313333333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(1850)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phi(1850)</text:p>
          </table:table-cell>
          <table:table-cell table:formula="of:=197.32697/[.C74]" office:value-type="float" office:value="2.26812609195402" calcext:value-type="float">
            <text:p>2.2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1(1285)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3"/>
          <table:table-cell office:value-type="string" calcext:value-type="string">
            <text:p>f1(1285)</text:p>
          </table:table-cell>
          <table:table-cell table:style-name="ce1" table:formula="of:=197.32697/[.C77]" office:value-type="float" office:value="8.18784107883817" calcext:value-type="float">
            <text:p>8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(1370)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f0(1370)</text:p>
          </table:table-cell>
          <table:table-cell table:style-name="Default"/>
          <table:table-cell table:style-name="ce4" table:formula="of:=197.32697/[.E78]" office:value-type="float" office:value="0.39465394" calcext:value-type="float">
            <text:p>0.39</text:p>
          </table:table-cell>
          <table:table-cell table:style-name="ce4" table:formula="of:=197.32697/[.D78]" office:value-type="float" office:value="0.98663485" calcext:value-type="float">
            <text:p>0.99</text:p>
          </table:table-cell>
        </table:table-row>
        <table:table-row table:style-name="ro1">
          <table:table-cell office:value-type="string" calcext:value-type="string">
            <text:p>f1(1420)</text:p>
          </table:table-cell>
          <table:table-cell/>
          <table:table-cell office:value-type="float" office:value="54.9" calcext:value-type="float">
            <text:p>54.9</text:p>
          </table:table-cell>
          <table:table-cell table:number-columns-repeated="3"/>
          <table:table-cell office:value-type="string" calcext:value-type="string">
            <text:p>f1(1420)</text:p>
          </table:table-cell>
          <table:table-cell table:style-name="ce3" table:formula="of:=197.32697/[.C79]" office:value-type="float" office:value="3.59429817850638" calcext:value-type="float">
            <text:p>3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(1500)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f0(1500)</text:p>
          </table:table-cell>
          <table:table-cell table:formula="of:=197.32697/[.C80]" office:value-type="float" office:value="1.81033917431193" calcext:value-type="float">
            <text:p>1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’(1525)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f2’(1525)</text:p>
          </table:table-cell>
          <table:table-cell table:formula="of:=197.32697/[.C81]" office:value-type="float" office:value="2.70310917808219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(1710)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3"/>
          <table:table-cell office:value-type="string" calcext:value-type="string">
            <text:p>f0(1710)</text:p>
          </table:table-cell>
          <table:table-cell table:formula="of:=197.32697/[.C82]" office:value-type="float" office:value="1.41961848920863" calcext:value-type="float">
            <text:p>1.4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5"/>
          <table:table-cell office:value-type="string" calcext:value-type="string">
            <text:p>pi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(1670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pi(1670)</text:p>
          </table:table-cell>
          <table:table-cell table:style-name="ce4" table:formula="of:=197.32697/[.C85]" office:value-type="float" office:value="0.758949884615385" calcext:value-type="float">
            <text:p>0.7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et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ta(1475)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eta(1475)</text:p>
          </table:table-cell>
          <table:table-cell table:formula="of:=197.32697/[.C88]" office:value-type="float" office:value="2.32149376470588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ons</text:p>
          </table:table-cell>
          <table:table-cell table:number-columns-repeated="5"/>
          <table:table-cell office:value-type="string" calcext:value-type="string">
            <text:p>Kaon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*(892)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K*(892)</text:p>
          </table:table-cell>
          <table:table-cell table:style-name="ce3" table:formula="of:=197.32697/[.C91]" office:value-type="float" office:value="4.11097854166667" calcext:value-type="float">
            <text:p>4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(1270)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K1(1270)</text:p>
          </table:table-cell>
          <table:table-cell table:formula="of:=197.32697/[.C92]" office:value-type="float" office:value="2.19252188888889" calcext:value-type="float">
            <text:p>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(1400)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3"/>
          <table:table-cell office:value-type="string" calcext:value-type="string">
            <text:p>K1(1400)</text:p>
          </table:table-cell>
          <table:table-cell table:formula="of:=197.32697/[.C93]" office:value-type="float" office:value="1.13406304597701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*(1410)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3"/>
          <table:table-cell office:value-type="string" calcext:value-type="string">
            <text:p>K*(1410)</text:p>
          </table:table-cell>
          <table:table-cell table:style-name="ce4" table:formula="of:=197.32697/[.C94]" office:value-type="float" office:value="0.850547284482759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0*(1430)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/>
          <table:table-cell office:value-type="string" calcext:value-type="string">
            <text:p>K0*(1430)</text:p>
          </table:table-cell>
          <table:table-cell table:style-name="ce4" table:formula="of:=197.32697/[.C95]" office:value-type="float" office:value="0.7308406296296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*(1680)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3"/>
          <table:table-cell office:value-type="string" calcext:value-type="string">
            <text:p>K*(1680)</text:p>
          </table:table-cell>
          <table:table-cell table:style-name="ce4" table:formula="of:=197.32697/[.C96]" office:value-type="float" office:value="0.612816677018633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3*(1780)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K3*(1780)</text:p>
          </table:table-cell>
          <table:table-cell table:formula="of:=197.32697/[.C97]" office:value-type="float" office:value="1.24105012578616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2(1820)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3"/>
          <table:table-cell office:value-type="string" calcext:value-type="string">
            <text:p>K2(1820)</text:p>
          </table:table-cell>
          <table:table-cell table:style-name="ce4" table:formula="of:=197.32697/[.C98]" office:value-type="float" office:value="0.714952789855072" calcext:value-type="float">
            <text:p>0.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0:01:08.322560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6:32:45.892726960</meta:creation-date>
    <meta:generator>LibreOffice/5.1.6.2$Linux_X86_64 LibreOffice_project/10m0$Build-2</meta:generator>
    <dc:date>2018-10-04T10:02:06.858356895</dc:date>
    <meta:editing-duration>PT2H9M54S</meta:editing-duration>
    <meta:editing-cycles>54</meta:editing-cycles>
    <meta:document-statistic meta:table-count="1" meta:cell-count="469" meta:object-count="0"/>
  </office:meta>
</office:document-meta>
</file>